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6743204316615649518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324602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scents being 460 ft. <text:s/>The first 5K on the Green Jewel 50K goes steadily upward with and elevation gain of about 46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. The 5 mile course I used today is somewhat hilly.</text:p>
      <text:p text:style-name="P2">Average pace for each 5 miles: 11:18, 11:18, 11:00, 9:54</text:p>
      <text:p text:style-name="P2">This will be my last long run before the Green Jewel 50K in 19 days.</text:p>
      <text:p text:style-name="P2"/>
      <text:p text:style-name="P7"/>
      <text:list xml:id="list33336374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14T13:13:52.12</dc:date>
    <dc:creator>James Lombardi</dc:creator>
    <meta:editing-duration>P3DT35M17S</meta:editing-duration>
    <meta:editing-cycles>265</meta:editing-cycles>
    <meta:generator>OpenOffice/4.1.2$Win32 OpenOffice.org_project/412m3$Build-9782</meta:generator>
    <meta:document-statistic meta:table-count="0" meta:image-count="0" meta:object-count="0" meta:page-count="12" meta:paragraph-count="248" meta:word-count="3281" meta:character-count="15917"/>
  </office:meta>
</office:document-meta>
</file>